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a68f" officeooo:paragraph-rsid="000aa68f"/>
    </style:style>
    <style:style style:name="P2" style:family="paragraph" style:parent-style-name="Standard">
      <style:text-properties style:text-underline-style="solid" style:text-underline-width="auto" style:text-underline-color="font-color" officeooo:rsid="0009759e" officeooo:paragraph-rsid="0009759e"/>
    </style:style>
    <style:style style:name="P3" style:family="paragraph" style:parent-style-name="Standard">
      <style:text-properties style:text-underline-style="solid" style:text-underline-width="auto" style:text-underline-color="font-color" officeooo:rsid="000dc814" officeooo:paragraph-rsid="000dc814"/>
    </style:style>
    <style:style style:name="P4" style:family="paragraph" style:parent-style-name="Standard" style:list-style-name="L1">
      <style:text-properties officeooo:rsid="0009759e" officeooo:paragraph-rsid="0009759e"/>
    </style:style>
    <style:style style:name="P5" style:family="paragraph" style:parent-style-name="Standard" style:list-style-name="L1">
      <style:text-properties officeooo:rsid="000aa68f" officeooo:paragraph-rsid="000aa68f"/>
    </style:style>
    <style:style style:name="P6" style:family="paragraph" style:parent-style-name="Standard" style:list-style-name="L2">
      <style:text-properties officeooo:rsid="000aa68f" officeooo:paragraph-rsid="000aa68f"/>
    </style:style>
    <style:style style:name="P7" style:family="paragraph" style:parent-style-name="Standard" style:list-style-name="L1">
      <style:text-properties officeooo:rsid="000c6334" officeooo:paragraph-rsid="000c6334"/>
    </style:style>
    <style:style style:name="P8" style:family="paragraph" style:parent-style-name="Standard" style:list-style-name="L2">
      <style:text-properties officeooo:rsid="000c6334" officeooo:paragraph-rsid="000c6334"/>
    </style:style>
    <style:style style:name="P9" style:family="paragraph" style:parent-style-name="Standard" style:list-style-name="L3">
      <style:text-properties fo:color="#2a6099" officeooo:rsid="000dc814" officeooo:paragraph-rsid="000dc814"/>
    </style:style>
    <style:style style:name="P10" style:family="paragraph" style:parent-style-name="Standard" style:list-style-name="L3">
      <style:text-properties fo:color="#2a6099" officeooo:rsid="000edc68" officeooo:paragraph-rsid="000edc68"/>
    </style:style>
    <style:style style:name="P11" style:family="paragraph" style:parent-style-name="Standard" style:list-style-name="L3">
      <style:text-properties officeooo:rsid="001032eb" officeooo:paragraph-rsid="001032eb"/>
    </style:style>
    <style:style style:name="P12" style:family="paragraph" style:parent-style-name="Standard" style:list-style-name="L3">
      <style:text-properties officeooo:rsid="000dc814" officeooo:paragraph-rsid="000dc814"/>
    </style:style>
    <style:style style:name="P13" style:family="paragraph" style:parent-style-name="Standard" style:list-style-name="L3">
      <style:text-properties officeooo:rsid="0012bd1c" officeooo:paragraph-rsid="0012bd1c"/>
    </style:style>
    <style:style style:name="P14" style:family="paragraph" style:parent-style-name="Standard" style:list-style-name="L3">
      <style:text-properties fo:color="#c9211e" officeooo:rsid="000edc68" officeooo:paragraph-rsid="000edc68"/>
    </style:style>
    <style:style style:name="P15" style:family="paragraph" style:parent-style-name="Standard" style:list-style-name="L3">
      <style:text-properties officeooo:rsid="00135e72" officeooo:paragraph-rsid="00135e72"/>
    </style:style>
    <style:style style:name="P16" style:family="paragraph" style:parent-style-name="Standard" style:list-style-name="L3">
      <style:text-properties officeooo:rsid="00135e72" officeooo:paragraph-rsid="000edc68"/>
    </style:style>
    <style:style style:name="P17" style:family="paragraph" style:parent-style-name="Standard" style:list-style-name="L3">
      <style:text-properties fo:color="#ff0000" officeooo:rsid="000edc68" officeooo:paragraph-rsid="000edc68"/>
    </style:style>
    <style:style style:name="P18" style:family="paragraph" style:parent-style-name="Standard" style:list-style-name="L3">
      <style:text-properties fo:color="#ff0000" officeooo:rsid="00102268" officeooo:paragraph-rsid="00102268"/>
    </style:style>
    <style:style style:name="P19" style:family="paragraph" style:parent-style-name="Standard" style:list-style-name="L3">
      <style:text-properties fo:color="#ff0000" officeooo:rsid="0016aff6" officeooo:paragraph-rsid="0016aff6"/>
    </style:style>
    <style:style style:name="P20" style:family="paragraph" style:parent-style-name="Standard" style:list-style-name="L3">
      <style:text-properties officeooo:rsid="000edc68" officeooo:paragraph-rsid="000edc68"/>
    </style:style>
    <style:style style:name="P21" style:family="paragraph" style:parent-style-name="Standard" style:list-style-name="L3">
      <style:text-properties officeooo:rsid="00102268" officeooo:paragraph-rsid="00102268"/>
    </style:style>
    <style:style style:name="T1" style:family="text">
      <style:text-properties officeooo:rsid="000c6334"/>
    </style:style>
    <style:style style:name="T2" style:family="text">
      <style:text-properties officeooo:rsid="0011bc47"/>
    </style:style>
    <style:style style:name="T3" style:family="text">
      <style:text-properties officeooo:rsid="0012bd1c"/>
    </style:style>
    <style:style style:name="T4" style:family="text">
      <style:text-properties officeooo:rsid="00135e72"/>
    </style:style>
    <style:style style:name="T5" style:family="text">
      <style:text-properties fo:color="#729fcf"/>
    </style:style>
    <style:style style:name="T6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iel Beschreibung:</text:p>
      <text:list xml:id="list3710580574" text:style-name="L1">
        <text:list-item>
          <text:p text:style-name="P4">Dorf mit Bewohnern</text:p>
        </text:list-item>
        <text:list-item>
          <text:p text:style-name="P4">In Häuser rein gehen</text:p>
        </text:list-item>
        <text:list-item>
          <text:p text:style-name="P4">Währung, Münzen</text:p>
        </text:list-item>
        <text:list-item>
          <text:p text:style-name="P4">man kann Gegenstände finden</text:p>
        </text:list-item>
        <text:list-item>
          <text:p text:style-name="P4">Gegenstände tauschen/ handeln</text:p>
        </text:list-item>
        <text:list-item>
          <text:p text:style-name="P5">Ansehen beim Handeln</text:p>
        </text:list-item>
        <text:list-item>
          <text:p text:style-name="P7">Zahloptionen: voller Preis, über den Tisch ziehen mit Wahrscheinlichkeit</text:p>
        </text:list-item>
        <text:list-item>
          <text:p text:style-name="P5">(Häuser kaufen)</text:p>
        </text:list-item>
        <text:list-item>
          <text:p text:style-name="P5">Ziel: Heirate die Prinzessin und gewinne an Ansehen und Geld</text:p>
        </text:list-item>
      </text:list>
      <text:list xml:id="list36303900" text:style-name="L2">
        <text:list-item>
          <text:p text:style-name="P6">10 Häuser + Bewohner (Kirche, Rathaus, <text:span text:style-name="T1">Bahnhof</text:span>)</text:p>
        </text:list-item>
        <text:list-item>
          <text:p text:style-name="P8">Charaktere: Bürgermeister, Omi, Kinder, Schmuggler</text:p>
        </text:list-item>
        <text:list-item>
          <text:p text:style-name="P6">Wiese, <text:span text:style-name="T1">See</text:span> und Wald drum herum (dort kann man evtl. <text:span text:style-name="T1">verlorene Gegenstände finden)</text:span></text:p>
        </text:list-item>
      </text:list>
      <text:p text:style-name="P1"/>
      <text:p text:style-name="P3">Spiel Umsetzung:</text:p>
      <text:list xml:id="list585118010" text:style-name="L3">
        <text:list-item>
          <text:p text:style-name="P9">Inventar</text:p>
          <text:list>
            <text:list-item>
              <text:p text:style-name="P11">Items, (Insgesamt 5 Plätze)</text:p>
            </text:list-item>
          </text:list>
        </text:list-item>
        <text:list-item>
          <text:p text:style-name="P12">Spielwelt</text:p>
        </text:list-item>
        <text:list-item>
          <text:p text:style-name="P11">Node: <text:span text:style-name="T6">Dorfbewohner</text:span><text:span text:style-name="T5">:</text:span></text:p>
          <text:list>
            <text:list-item>
              <text:p text:style-name="P11">Namen</text:p>
            </text:list-item>
            <text:list-item>
              <text:p text:style-name="P11">Konto</text:p>
            </text:list-item>
            <text:list-item>
              <text:p text:style-name="P11">Spieler erkennt, wenn er in der nähe ist, und mit Taste „E“ Kann er ihn ansprechen</text:p>
            </text:list-item>
            <text:list-item>
              <text:p text:style-name="P11"><text:s/>Produktion von Itemes, ItemSpeicher (Also Zahl die auch noch hochgeht), Tauschoption</text:p>
            </text:list-item>
            <text:list-item>
              <text:p text:style-name="P11">Collision Box, mit der man interagiert</text:p>
              <text:list>
                <text:list-item>
                  <text:p text:style-name="P11">→ send_message(„TExt“, [„Antwort1, Antwort2,..“]</text:p>
                </text:list-item>
              </text:list>
            </text:list-item>
            <text:list-item>
              <text:p text:style-name="P11">func: wantToTrade() Funktion : Will er handeln oder nicht <text:s/>(Basierend auf kontos, und items)</text:p>
            </text:list-item>
            <text:list-item>
              <text:p text:style-name="P11">Einen Standartsatz Array <text:span text:style-name="T2">(Wenn der NPC an dem Tag nicht mehr handeln kann)</text:span></text:p>
            </text:list-item>
            <text:list-item>
              <text:p text:style-name="P11"><text:s/>quests, also sachen die man denen bringen muss, die bringen viel ansehen und etwas geld</text:p>
            </text:list-item>
          </text:list>
        </text:list-item>
        <text:list-item>
          <text:p text:style-name="P9">Hud</text:p>
          <text:list>
            <text:list-item>
              <text:p text:style-name="P13">Tag Anzeige, mit Zeit</text:p>
            </text:list-item>
            <text:list-item>
              <text:p text:style-name="P13">Coins, und Gesamt-Ansehen</text:p>
            </text:list-item>
            <text:list-item>
              <text:p text:style-name="P13">Inventar</text:p>
            </text:list-item>
            <text:list-item>
              <text:p text:style-name="P13">(Minimap)</text:p>
            </text:list-item>
          </text:list>
        </text:list-item>
        <text:list-item>
          <text:p text:style-name="P9">Währungssystem</text:p>
          <text:list>
            <text:list-item>
              <text:p text:style-name="P11">func trade(<text:span text:style-name="T3">item, price, ansehen, npc</text:span>):</text:p>
            </text:list-item>
            <text:list-item>
              <text:p text:style-name="P12">Geld buchen</text:p>
            </text:list-item>
            <text:list-item>
              <text:p text:style-name="P12">Eigene Konten für NPC</text:p>
            </text:list-item>
            <text:list-item>
              <text:p text:style-name="P12">Geld/Ansehen abfragen</text:p>
            </text:list-item>
            <text:list-item>
              <text:p text:style-name="P12">Geld/Ansehen NPC abfragen/angleichen</text:p>
            </text:list-item>
          </text:list>
        </text:list-item>
        <text:list-item>
          <text:p text:style-name="P14">Zeitkonto</text:p>
          <text:list>
            <text:list-item>
              <text:p text:style-name="P13">Tage</text:p>
            </text:list-item>
            <text:list-item>
              <text:p text:style-name="P13">100 Zeitpunkte pro Tag, </text:p>
            </text:list-item>
            <text:list-item>
              <text:p text:style-name="P15">(schlaf Möglichkeit)</text:p>
            </text:list-item>
          </text:list>
        </text:list-item>
        <text:list-item>
          <text:p text:style-name="P17">Gegenstände</text:p>
          <text:list>
            <text:list-item>
              <text:p text:style-name="P19">Eindeutige ID</text:p>
            </text:list-item>
            <text:list-item>
              <text:p text:style-name="P19">Icon Pfad (String)</text:p>
            </text:list-item>
            <text:list-item>
              <text:p text:style-name="P19">Name</text:p>
            </text:list-item>
          </text:list>
        </text:list-item>
        <text:list-item>
          <text:p text:style-name="P14">Bewegbare Türen</text:p>
          <text:list>
            <text:list-item>
              <text:p text:style-name="P16">gehen Abends dann nicht mehr auf</text:p>
            </text:list-item>
          </text:list>
        </text:list-item>
        <text:list-item>
          <text:p text:style-name="P10">Atmosphäre</text:p>
          <text:list>
            <text:list-item>
              <text:p text:style-name="P20"><text:soft-page-break/>Sounds, <text:span text:style-name="T4">(Musik)</text:span></text:p>
            </text:list-item>
            <text:list-item>
              <text:p text:style-name="P20">Lichtverhältnisse</text:p>
            </text:list-item>
            <text:list-item>
              <text:p text:style-name="P20">Animationen</text:p>
            </text:list-item>
          </text:list>
        </text:list-item>
        <text:list-item>
          <text:p text:style-name="P10">Menü</text:p>
          <text:list>
            <text:list-item>
              <text:p text:style-name="P15">Spiel Anleitung</text:p>
            </text:list-item>
          </text:list>
        </text:list-item>
        <text:list-item>
          <text:p text:style-name="P18">Dialoge</text:p>
        </text:list-item>
        <text:list-item>
          <text:p text:style-name="P21">Quests <text:span text:style-name="T4">pro Bewohner 1 Que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5:20:33.765577709</meta:creation-date>
    <meta:editing-duration>PT56S</meta:editing-duration>
    <meta:editing-cycles>2</meta:editing-cycles>
    <meta:generator>LibreOffice/6.0.7.3$Linux_X86_64 LibreOffice_project/00m0$Build-3</meta:generator>
    <dc:date>2020-03-18T15:21:29.214290194</dc:date>
    <meta:document-statistic meta:table-count="0" meta:image-count="0" meta:object-count="0" meta:page-count="2" meta:paragraph-count="56" meta:word-count="276" meta:character-count="1586" meta:non-whitespace-character-count="1416"/>
  </office:meta>
</office:document-meta>
</file>